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left" draw:textarea-vertical-align="top"/>
    </style:style>
    <style:style style:name="gr2" style:family="graphic" style:parent-style-name="standard">
      <style:graphic-properties draw:textarea-vertical-align="top"/>
    </style:style>
    <style:style style:name="gr3" style:family="graphic" style:parent-style-name="standard">
      <style:graphic-properties draw:fill-color="#ff950e" draw:textarea-vertical-align="top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-color="#ccccff" draw:textarea-vertical-align="top"/>
    </style:style>
    <style:style style:name="gr7" style:family="graphic" style:parent-style-name="standard">
      <style:graphic-properties draw:marker-end="Arrow" draw:marker-end-width="0.3cm" draw:textarea-vertical-align="middle"/>
    </style:style>
    <style:style style:name="gr8" style:family="graphic" style:parent-style-name="standard">
      <style:graphic-properties draw:fill-color="#e6e64c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rect draw:style-name="gr1" draw:text-style-name="P1" draw:layer="layout" svg:width="19cm" svg:height="15cm" svg:x="1cm" svg:y="4.5cm">
            <text:p text:style-name="P1">JVM</text:p>
          </draw:rect>
          <draw:rect draw:style-name="gr2" draw:text-style-name="P2" draw:layer="layout" svg:width="18cm" svg:height="12.5cm" svg:x="1.5cm" svg:y="6cm">
            <text:p text:style-name="P2">MiddleHeaven Bootstrap</text:p>
          </draw:rect>
          <draw:rect draw:style-name="gr3" draw:text-style-name="P2" draw:layer="layout" svg:width="13cm" svg:height="10cm" svg:x="2.5cm" svg:y="7.5cm">
            <text:p text:style-name="P2"><text:span text:style-name="T1">Bootstrap</text:span> <text:span text:style-name="T1">Environment</text:span></text:p>
          </draw:rect>
          <draw:custom-shape draw:style-name="gr4" draw:text-style-name="P3" draw:id="id3" draw:layer="layout" svg:width="2cm" svg:height="1.5cm" svg:x="16.5cm" svg:y="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1" draw:layer="layout" svg:width="3cm" svg:height="10cm" svg:x="16cm" svg:y="7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id="id4" draw:layer="layout" svg:width="2cm" svg:height="1.5cm" svg:x="16.5cm" svg:y="10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3" draw:id="id6" draw:layer="layout" svg:width="2cm" svg:height="1.5cm" svg:x="16.5cm" svg:y="1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3" draw:id="id2" draw:layer="layout" svg:width="2cm" svg:height="1.5cm" svg:x="12.5cm" svg:y="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1" draw:layer="layout" svg:width="3cm" svg:height="8.5cm" svg:x="12cm" svg:y="8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id="id5" draw:layer="layout" svg:width="2cm" svg:height="1.5cm" svg:x="12.5cm" svg:y="1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3" draw:id="id8" draw:layer="layout" svg:width="2cm" svg:height="1.5cm" svg:x="12.5cm" svg:y="1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6" draw:text-style-name="P1" draw:layer="layout" svg:width="7.5cm" svg:height="3cm" svg:x="3cm" svg:y="9cm">
            <text:p text:style-name="P1">Modulo A</text:p>
          </draw:rect>
          <draw:custom-shape draw:style-name="gr4" draw:text-style-name="P3" draw:id="id1" draw:layer="layout" svg:width="2cm" svg:height="1.5cm" svg:x="7cm" svg:y="9.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6" draw:text-style-name="P1" draw:layer="layout" svg:width="7.5cm" svg:height="4cm" svg:x="3cm" svg:y="13cm">
            <text:p text:style-name="P1">Modulo B</text:p>
          </draw:rect>
          <draw:custom-shape draw:style-name="gr4" draw:text-style-name="P3" draw:id="id7" draw:layer="layout" svg:width="2cm" svg:height="1.5cm" svg:x="8cm" svg:y="13.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onnector draw:style-name="gr7" draw:text-style-name="P1" draw:layer="layout" draw:type="line" svg:x1="9cm" svg:y1="10.249cm" svg:x2="12.5cm" svg:y2="9.75cm" draw:start-shape="id1" draw:start-glue-point="7" draw:end-shape="id2" svg:d="m9000 10249 3500-499">
            <text:p/>
          </draw:connector>
          <draw:connector draw:style-name="gr7" draw:text-style-name="P1" draw:layer="layout" draw:type="line" svg:x1="14.5cm" svg:y1="9.749cm" svg:x2="16.5cm" svg:y2="8.749cm" draw:start-shape="id2" draw:start-glue-point="7" draw:end-shape="id3" draw:end-glue-point="5" svg:d="m14500 9749 2000-1000">
            <text:p/>
          </draw:connector>
          <draw:connector draw:style-name="gr7" draw:text-style-name="P1" draw:layer="layout" draw:type="line" svg:x1="14.5cm" svg:y1="9.749cm" svg:x2="16.5cm" svg:y2="10.749cm" draw:start-shape="id2" draw:start-glue-point="7" draw:end-shape="id4" draw:end-glue-point="5" svg:d="m14500 9749 2000 1000">
            <text:p/>
          </draw:connector>
          <draw:connector draw:style-name="gr7" draw:text-style-name="P1" draw:layer="layout" draw:type="line" svg:x1="14.5cm" svg:y1="11.749cm" svg:x2="16.5cm" svg:y2="12.75cm" draw:start-shape="id5" draw:start-glue-point="7" draw:end-shape="id6" svg:d="m14500 11749 2000 1001">
            <text:p/>
          </draw:connector>
          <draw:connector draw:style-name="gr7" draw:text-style-name="P1" draw:layer="layout" draw:type="line" svg:x1="10cm" svg:y1="14.349cm" svg:x2="12.5cm" svg:y2="13.749cm" draw:start-shape="id7" draw:start-glue-point="7" draw:end-shape="id8" draw:end-glue-point="5" svg:d="m10000 14349 2500-600">
            <text:p/>
          </draw:connector>
          <draw:connector draw:style-name="gr7" draw:text-style-name="P1" draw:layer="layout" draw:type="line" svg:x1="9cm" svg:y1="10.249cm" svg:x2="12.5cm" svg:y2="13.749cm" draw:start-shape="id1" draw:start-glue-point="7" draw:end-shape="id8" draw:end-glue-point="5" svg:d="m9000 10249 3500 3500">
            <text:p/>
          </draw:connector>
          <draw:custom-shape draw:style-name="gr4" draw:text-style-name="P3" draw:id="id9" draw:layer="layout" svg:width="2cm" svg:height="1.5cm" svg:x="8cm" svg:y="1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3" draw:id="id11" draw:layer="layout" svg:width="2cm" svg:height="1.5cm" svg:x="5cm" svg:y="14.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3" draw:id="id10" draw:layer="layout" svg:width="2cm" svg:height="1.5cm" svg:x="16.5cm" svg:y="1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onnector draw:style-name="gr7" draw:text-style-name="P1" draw:layer="layout" draw:type="line" svg:x1="10cm" svg:y1="15.749cm" svg:x2="16.5cm" svg:y2="15.749cm" draw:start-shape="id9" draw:start-glue-point="7" draw:end-shape="id10" draw:end-glue-point="5" svg:d="m10000 15749h6500">
            <text:p/>
          </draw:connector>
          <draw:connector draw:style-name="gr7" draw:text-style-name="P1" draw:layer="layout" draw:type="line" svg:x1="7cm" svg:y1="15.249cm" svg:x2="8cm" svg:y2="14.349cm" draw:start-shape="id11" draw:start-glue-point="7" draw:end-shape="id7" draw:end-glue-point="5" svg:d="m7000 15249 1000-900">
            <text:p/>
          </draw:connector>
          <draw:connector draw:style-name="gr7" draw:text-style-name="P1" draw:layer="layout" draw:type="line" svg:x1="7cm" svg:y1="15.249cm" svg:x2="8cm" svg:y2="15.749cm" draw:start-shape="id11" draw:start-glue-point="7" draw:end-shape="id9" draw:end-glue-point="5" svg:d="m7000 15249 1000 500">
            <text:p/>
          </draw:connector>
          <draw:connector draw:style-name="gr7" draw:text-style-name="P1" draw:layer="layout" draw:type="line" svg:x1="5.999cm" svg:y1="14.5cm" svg:x2="7.999cm" svg:y2="11cm" draw:start-shape="id11" draw:start-glue-point="4" draw:end-shape="id1" draw:end-glue-point="6" svg:d="m5999 14500 2000-3500">
            <text:p/>
          </draw:connector>
        </draw:g>
      </draw:page>
      <draw:page draw:name="page2" draw:style-name="dp1" draw:master-page-name="Padrão">
        <draw:rect draw:style-name="gr1" draw:text-style-name="P1" draw:layer="layout" svg:width="19cm" svg:height="17cm" svg:x="1cm" svg:y="2cm">
          <text:p text:style-name="P1">JVM</text:p>
        </draw:rect>
        <draw:rect draw:style-name="gr8" draw:text-style-name="P1" draw:layer="layout" svg:width="18.5cm" svg:height="15.5cm" svg:x="1.2cm" svg:y="3cm">
          <text:p text:style-name="P1">JEE <text:span text:style-name="T1">Application</text:span> <text:span text:style-name="T1">Server</text:span></text:p>
        </draw:rect>
        <draw:rect draw:style-name="gr2" draw:text-style-name="P2" draw:layer="layout" svg:width="18cm" svg:height="12.5cm" svg:x="1.5cm" svg:y="5.5cm">
          <text:p text:style-name="P2"><text:span text:style-name="T1">MiddleHeaven</text:span> <text:span text:style-name="T1">Bootstrap</text:span></text:p>
        </draw:rect>
        <draw:rect draw:style-name="gr3" draw:text-style-name="P2" draw:layer="layout" svg:width="13cm" svg:height="10cm" svg:x="2.5cm" svg:y="7cm">
          <text:p text:style-name="P2"><text:span text:style-name="T1">Bootstrap</text:span> <text:span text:style-name="T1">Environment</text:span></text:p>
        </draw:rect>
        <draw:custom-shape draw:style-name="gr4" draw:text-style-name="P3" draw:id="id14" draw:layer="layout" svg:width="2cm" svg:height="1.5cm" svg:x="16.5cm" svg:y="7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3cm" svg:height="10cm" svg:x="16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id="id15" draw:layer="layout" svg:width="2cm" svg:height="1.5cm" svg:x="16.5cm" svg:y="9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id="id17" draw:layer="layout" svg:width="2cm" svg:height="1.5cm" svg:x="16.5cm" svg:y="1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id="id13" draw:layer="layout" svg:width="2cm" svg:height="1.5cm" svg:x="12.5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3cm" svg:height="8.5cm" svg:x="12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id="id16" draw:layer="layout" svg:width="2cm" svg:height="1.5cm" svg:x="12.5cm" svg:y="10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id="id19" draw:layer="layout" svg:width="2cm" svg:height="1.5cm" svg:x="12.5cm" svg:y="12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6" draw:text-style-name="P1" draw:layer="layout" svg:width="7.5cm" svg:height="3cm" svg:x="3cm" svg:y="8.5cm">
          <text:p text:style-name="P1">Modulo A</text:p>
        </draw:rect>
        <draw:custom-shape draw:style-name="gr4" draw:text-style-name="P3" draw:id="id12" draw:layer="layout" svg:width="2cm" svg:height="1.5cm" svg:x="7cm" svg:y="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6" draw:text-style-name="P1" draw:layer="layout" svg:width="7.5cm" svg:height="4cm" svg:x="3cm" svg:y="12.5cm">
          <text:p text:style-name="P1">Modulo B</text:p>
        </draw:rect>
        <draw:custom-shape draw:style-name="gr4" draw:text-style-name="P3" draw:id="id18" draw:layer="layout" svg:width="2cm" svg:height="1.5cm" svg:x="8cm" svg:y="13.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1" draw:layer="layout" draw:type="line" svg:x1="9cm" svg:y1="9.749cm" svg:x2="12.5cm" svg:y2="9.25cm" draw:start-shape="id12" draw:start-glue-point="7" draw:end-shape="id13" svg:d="m9000 9749 3500-499">
          <text:p/>
        </draw:connector>
        <draw:connector draw:style-name="gr7" draw:text-style-name="P1" draw:layer="layout" draw:type="line" svg:x1="14.5cm" svg:y1="9.249cm" svg:x2="16.5cm" svg:y2="8.249cm" draw:start-shape="id13" draw:start-glue-point="7" draw:end-shape="id14" draw:end-glue-point="5" svg:d="m14500 9249 2000-1000">
          <text:p/>
        </draw:connector>
        <draw:connector draw:style-name="gr7" draw:text-style-name="P1" draw:layer="layout" draw:type="line" svg:x1="14.5cm" svg:y1="9.249cm" svg:x2="16.5cm" svg:y2="10.249cm" draw:start-shape="id13" draw:start-glue-point="7" draw:end-shape="id15" draw:end-glue-point="5" svg:d="m14500 9249 2000 1000">
          <text:p/>
        </draw:connector>
        <draw:connector draw:style-name="gr7" draw:text-style-name="P1" draw:layer="layout" draw:type="line" svg:x1="14.5cm" svg:y1="11.249cm" svg:x2="16.5cm" svg:y2="12.25cm" draw:start-shape="id16" draw:start-glue-point="7" draw:end-shape="id17" svg:d="m14500 11249 2000 1001">
          <text:p/>
        </draw:connector>
        <draw:connector draw:style-name="gr7" draw:text-style-name="P1" draw:layer="layout" draw:type="line" svg:x1="10cm" svg:y1="13.849cm" svg:x2="12.5cm" svg:y2="13.249cm" draw:start-shape="id18" draw:start-glue-point="7" draw:end-shape="id19" draw:end-glue-point="5" svg:d="m10000 13849 2500-600">
          <text:p/>
        </draw:connector>
        <draw:connector draw:style-name="gr7" draw:text-style-name="P1" draw:layer="layout" draw:type="line" svg:x1="9cm" svg:y1="9.749cm" svg:x2="12.5cm" svg:y2="13.249cm" draw:start-shape="id12" draw:start-glue-point="7" draw:end-shape="id19" draw:end-glue-point="5" svg:d="m9000 9749 3500 3500">
          <text:p/>
        </draw:connector>
        <draw:custom-shape draw:style-name="gr4" draw:text-style-name="P3" draw:id="id20" draw:layer="layout" svg:width="2cm" svg:height="1.5cm" svg:x="8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id="id22" draw:layer="layout" svg:width="2cm" svg:height="1.5cm" svg:x="5cm" svg:y="1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id="id21" draw:layer="layout" svg:width="2cm" svg:height="1.5cm" svg:x="16.5cm" svg:y="14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1" draw:layer="layout" draw:type="line" svg:x1="10cm" svg:y1="15.249cm" svg:x2="16.5cm" svg:y2="15.249cm" draw:start-shape="id20" draw:start-glue-point="7" draw:end-shape="id21" draw:end-glue-point="5" svg:d="m10000 15249h6500">
          <text:p/>
        </draw:connector>
        <draw:connector draw:style-name="gr7" draw:text-style-name="P1" draw:layer="layout" draw:type="line" svg:x1="7cm" svg:y1="14.749cm" svg:x2="8cm" svg:y2="13.849cm" draw:start-shape="id22" draw:start-glue-point="7" draw:end-shape="id18" draw:end-glue-point="5" svg:d="m7000 14749 1000-900">
          <text:p/>
        </draw:connector>
        <draw:connector draw:style-name="gr7" draw:text-style-name="P1" draw:layer="layout" draw:type="line" svg:x1="7cm" svg:y1="14.749cm" svg:x2="8cm" svg:y2="15.249cm" draw:start-shape="id22" draw:start-glue-point="7" draw:end-shape="id20" draw:end-glue-point="5" svg:d="m7000 14749 1000 500">
          <text:p/>
        </draw:connector>
        <draw:connector draw:style-name="gr7" draw:text-style-name="P1" draw:layer="layout" draw:type="line" svg:x1="5.999cm" svg:y1="14cm" svg:x2="7.999cm" svg:y2="10.5cm" draw:start-shape="id22" draw:start-glue-point="4" draw:end-shape="id12" draw:end-glue-point="6" svg:d="m5999 14000 2000-3500">
          <text:p/>
        </draw:connector>
        <draw:custom-shape draw:style-name="gr4" draw:text-style-name="P3" draw:layer="layout" svg:width="2cm" svg:height="1.5cm" svg:x="11cm" svg:y="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layer="layout" svg:width="2cm" svg:height="1.5cm" svg:x="13.5cm" svg:y="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layer="layout" svg:width="2cm" svg:height="1.5cm" svg:x="16cm" svg:y="3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7" draw:text-style-name="P1" draw:layer="layout" svg:x1="13.5cm" svg:y1="8.5cm" svg:x2="12cm" svg:y2="5cm">
          <text:p/>
        </draw:line>
        <draw:line draw:style-name="gr7" draw:text-style-name="P1" draw:layer="layout" svg:x1="17.5cm" svg:y1="7.5cm" svg:x2="17cm" svg:y2="5cm">
          <text:p/>
        </draw:line>
        <draw:line draw:style-name="gr7" draw:text-style-name="P1" draw:layer="layout" svg:x1="13.5cm" svg:y1="8.5cm" svg:x2="14.5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9" draw:fill-hatch-name="Hatch_20_1" draw:fill-image-name="Bitmape_20_1" draw:fill-image-width="0cm" draw:fill-image-height="0cm" draw:textarea-horizontal-align="lef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io Taborda</meta:initial-creator>
    <meta:creation-date>2012-05-01T14:48:28.02</meta:creation-date>
    <meta:generator>BrOffice.org/3.1$Win32 OpenOffice.org_project/310m19$Build-9420</meta:generator>
    <dc:date>2012-05-01T15:07:02.96</dc:date>
    <dc:creator>Sergio Taborda</dc:creator>
    <meta:editing-duration>PT00H18M34S</meta:editing-duration>
    <meta:editing-cycles>2</meta:editing-cycles>
    <meta:document-statistic meta:object-count="64"/>
  </office:meta>
</office:document-meta>
</file>